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1962765166420584689"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4728529184901913474"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2295586960867239074"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2733249413089599469"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5717751730046095"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7767591375695632867"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3268057280421389399"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8883271786398378238"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8679644" text:continue-list="list3268057280421389399"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021803896946728634"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672957"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683448"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8688876"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8685013"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666812"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4932790194623863823"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4464402083694443005"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124682419077825631"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8673751"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725625877840988310"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168599474362305840"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790486967855689212" text:style-name="L15">
        <text:list-item>
          <text:list>
            <text:list-header>
              <text:p text:style-name="P168">1.5 miles averaging about 9:40/mile and rest 1 min</text:p>
            </text:list-header>
          </text:list>
        </text:list-item>
      </text:list>
      <text:p text:style-name="P23">1 mile in 8:26 and rest 2 min</text:p>
      <text:list xml:id="list168056690278533239"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905048515468933412"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8666947"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3705869534652686608"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335148350621094426"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7833021040326455980"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8689959" text:continue-list="list5335148350621094426" text:style-name="L19">
        <text:list-item>
          <text:list>
            <text:list-header>
              <text:p text:style-name="P172">(Pace*HR)=1240</text:p>
            </text:list-header>
          </text:list>
        </text:list-item>
      </text:list>
      <text:list xml:id="list38694183" text:continue-list="list3705869534652686608" text:style-name="L18">
        <text:list-item>
          <text:list>
            <text:list-header>
              <text:p text:style-name="P171">2 miles at 10:46/mile Ave HR= 121 bpm and rest a few minutes</text:p>
            </text:list-header>
          </text:list>
        </text:list-item>
      </text:list>
      <text:list xml:id="list38694034" text:continue-list="list38689959"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8697277"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845440437240446155"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868902949492411291"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930299887306068217"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8647519073711648243"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11372924803000452"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140389005205212532"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8672767"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8695351"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l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10"><text:span text:style-name="T2"/></text:p>
      <text:p text:style-name="P10"><text:span text:style-name="T2">Mon Dec 12, 2022 </text:span>5.5 miles<text:span text:style-name="T2"> on a college treadmill</text:span></text:p>
      <text:p text:style-name="P23">I ran 5 miles in 50 minutes and jogged ½ mile in 6 minutes </text:p>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220403349893759900"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2T18:44:50.01</dc:date>
    <dc:creator>James Lombardi</dc:creator>
    <meta:editing-duration>P18DT11H4M1S</meta:editing-duration>
    <meta:editing-cycles>1403</meta:editing-cycles>
    <meta:generator>OpenOffice/4.1.2$Win32 OpenOffice.org_project/412m3$Build-9782</meta:generator>
    <meta:document-statistic meta:table-count="0" meta:image-count="9" meta:object-count="0" meta:page-count="149" meta:paragraph-count="4238" meta:word-count="46238" meta:character-count="237700"/>
  </office:meta>
</office:document-meta>
</file>